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8.785cm" fo:margin-left="-0.191cm" table:align="left" style:writing-mode="lr-tb"/>
    </style:style>
    <style:style style:name="Table1.A" style:family="table-column">
      <style:table-column-properties style:column-width="9.922cm"/>
    </style:style>
    <style:style style:name="Table1.B" style:family="table-column">
      <style:table-column-properties style:column-width="8.8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 Light" fo:font-weight="bold" style:font-weight-asian="bold" style:font-name-complex="Calibri Light"/>
    </style:style>
    <style:style style:name="P2" style:family="paragraph" style:parent-style-name="Standard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P3" style:family="paragraph" style:parent-style-name="Standard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use-window-font-color="true" loext:opacity="0%" style:font-name="Calibri Light" fo:font-weight="normal" style:font-name-asian="Times New Roman" style:language-asian="en" style:country-asian="GB" style:font-weight-asian="normal" style:font-name-complex="Calibri Light" style:font-weight-complex="normal"/>
    </style:style>
    <style:style style:name="P4" style:family="paragraph" style:parent-style-name="Standard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color="#595959" loext:opacity="100%" style:language-asian="en" style:country-asian="GB"/>
    </style:style>
    <style:style style:name="P5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fo:color="#595959" loext:opacity="100%" style:text-underline-style="none" officeooo:paragraph-rsid="001df751" style:language-asian="en" style:country-asian="GB"/>
    </style:style>
    <style:style style:name="P6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fo:color="#595959" loext:opacity="100%" style:text-underline-style="none" officeooo:paragraph-rsid="001df751" style:language-asian="en" style:country-asian="GB"/>
    </style:style>
    <style:style style:name="P7" style:family="paragraph" style:parent-style-name="Standard">
      <style:paragraph-properties>
        <style:tab-stops>
          <style:tab-stop style:position="3.44cm"/>
        </style:tab-stops>
      </style:paragraph-properties>
      <style:text-properties style:use-window-font-color="true" loext:opacity="0%" style:text-line-through-style="none" style:text-line-through-type="none" style:font-name="Calibri Light" style:text-underline-style="none" officeooo:paragraph-rsid="001df751" style:language-asian="en" style:country-asian="GB" style:font-name-complex="Calibri Light"/>
    </style:style>
    <style:style style:name="P8" style:family="paragraph" style:parent-style-name="Standard">
      <style:text-properties fo:color="#07828c" loext:opacity="100%" style:text-line-through-style="none" style:text-line-through-type="none" style:font-name="Calibri Light" style:text-underline-style="none" officeooo:paragraph-rsid="001df751" style:font-name-asian="Times New Roman" style:language-asian="en" style:country-asian="GB" style:font-name-complex="Calibri Light"/>
    </style:style>
    <style:style style:name="P9" style:family="paragraph" style:parent-style-name="List_20_Paragraph" style:list-style-name="WW8Num2">
      <style:paragraph-properties fo:margin-top="0cm" fo:margin-bottom="0.164cm" style:contextual-spacing="false" style:line-height-at-least="0.176cm"/>
      <style:text-properties fo:color="#000000" loext:opacity="100%" style:font-name="Calibri Light" officeooo:paragraph-rsid="002e8f5c" style:font-name-asian="Times New Roman" style:language-asian="en" style:country-asian="GB" style:font-name-complex="Calibri Light"/>
    </style:style>
    <style:style style:name="P10" style:family="paragraph" style:parent-style-name="List_20_Paragraph" style:list-style-name="WW8Num2">
      <style:paragraph-properties fo:margin-top="0cm" fo:margin-bottom="0.164cm" style:contextual-spacing="false" style:line-height-at-least="0.176cm"/>
      <style:text-properties style:use-window-font-color="true" loext:opacity="0%" style:font-name="Calibri Light" officeooo:rsid="002e651c" officeooo:paragraph-rsid="002e651c" style:font-name-asian="Times New Roman" style:language-asian="en" style:country-asian="GB" style:font-name-complex="Calibri Light"/>
    </style:style>
    <style:style style:name="P11" style:family="paragraph" style:parent-style-name="List_20_Paragraph" style:list-style-name="WW8Num2">
      <style:paragraph-properties fo:margin-top="0cm" fo:margin-bottom="0.164cm" style:contextual-spacing="false" style:line-height-at-least="0.176cm"/>
      <style:text-properties fo:color="#000000" loext:opacity="100%" style:font-name="Calibri Light" officeooo:rsid="002e8f5c" officeooo:paragraph-rsid="002e8f5c" style:font-name-asian="Times New Roman" style:language-asian="en" style:country-asian="GB" style:font-name-complex="Calibri Light"/>
    </style:style>
    <style:style style:name="P12" style:family="paragraph" style:parent-style-name="Standard">
      <style:paragraph-properties fo:margin-top="0cm" fo:margin-bottom="0.164cm" style:contextual-spacing="false" style:line-height-at-least="0.176cm"/>
    </style:style>
    <style:style style:name="P13" style:family="paragraph" style:parent-style-name="Standard">
      <style:paragraph-properties fo:margin-top="0cm" fo:margin-bottom="0.164cm" style:contextual-spacing="false" style:line-height-at-least="0.176cm"/>
      <style:text-properties fo:color="#07828c" loext:opacity="100%" style:font-name="Calibri Light" style:font-name-asian="Times New Roman" style:language-asian="en" style:country-asian="GB" style:font-name-complex="Calibri Light"/>
    </style:style>
    <style:style style:name="P14" style:family="paragraph" style:parent-style-name="Standard">
      <style:text-properties style:use-window-font-color="true" loext:opacity="0%" style:font-name="Calibri Light" style:language-asian="en" style:country-asian="GB" style:font-name-complex="Calibri Light"/>
    </style:style>
    <style:style style:name="P15" style:family="paragraph" style:parent-style-name="Standard" style:list-style-name="WW8Num2">
      <style:text-properties style:use-window-font-color="true" loext:opacity="0%" style:font-name="Calibri Light" style:language-asian="en" style:country-asian="GB" style:font-name-complex="Calibri Light"/>
    </style:style>
    <style:style style:name="P16" style:family="paragraph" style:parent-style-name="Standard">
      <style:text-properties style:use-window-font-color="true" loext:opacity="0%"/>
    </style:style>
    <style:style style:name="P17" style:family="paragraph" style:parent-style-name="Standard">
      <style:text-properties style:font-name="Calibri Light" style:language-asian="en" style:country-asian="GB" style:font-name-complex="Calibri Light"/>
    </style:style>
    <style:style style:name="P18" style:family="paragraph" style:parent-style-name="List_20_Paragraph" style:list-style-name="WW8Num2"/>
    <style:style style:name="P19" style:family="paragraph" style:parent-style-name="List_20_Paragraph" style:list-style-name="WW8Num2">
      <style:text-properties style:use-window-font-color="true" loext:opacity="0%"/>
    </style:style>
    <style:style style:name="P20" style:family="paragraph" style:parent-style-name="List_20_Paragraph">
      <style:paragraph-properties fo:margin-left="1.341cm" fo:margin-right="0cm"/>
      <style:text-properties style:use-window-font-color="true" loext:opacity="0%" style:font-name="Calibri Light" style:language-asian="en" style:country-asian="GB" style:font-name-complex="Calibri Light"/>
    </style:style>
    <style:style style:name="P21" style:family="paragraph" style:parent-style-name="List_20_Paragraph" style:list-style-name="WW8Num2">
      <style:text-properties style:use-window-font-color="true" loext:opacity="0%" style:font-name="Calibri Light" style:language-asian="en" style:country-asian="GB" style:font-name-complex="Calibri Light"/>
    </style:style>
    <style:style style:name="P22" style:family="paragraph" style:parent-style-name="Standard">
      <style:paragraph-properties fo:margin-top="0cm" fo:margin-bottom="0cm" style:contextual-spacing="false"/>
      <style:text-properties style:font-name="Calibri Light" fo:font-weight="bold" style:font-weight-asian="bold" style:font-name-complex="Calibri Light"/>
    </style:style>
    <style:style style:name="P23" style:family="paragraph" style:parent-style-name="No_20_Spacing">
      <style:text-properties style:use-window-font-color="true" loext:opacity="0%" style:font-name="Calibri Light" style:language-asian="en" style:country-asian="GB" style:font-name-complex="Calibri Light"/>
    </style:style>
    <style:style style:name="P24" style:family="paragraph" style:parent-style-name="No_20_Spacing">
      <style:text-properties style:use-window-font-color="true" loext:opacity="0%"/>
    </style:style>
    <style:style style:name="P25" style:family="paragraph" style:parent-style-name="Standard">
      <style:paragraph-properties fo:margin-top="0cm" fo:margin-bottom="0.164cm" style:contextual-spacing="false" style:line-height-at-least="0.176cm"/>
      <style:text-properties fo:color="#000000" loext:opacity="100%" style:font-name="Calibri Light" officeooo:paragraph-rsid="001dbd95" style:font-name-asian="Times New Roman" style:language-asian="en" style:country-asian="GB" style:font-name-complex="Calibri Light"/>
    </style:style>
    <style:style style:name="P26" style:family="paragraph" style:parent-style-name="Standard">
      <style:paragraph-properties fo:margin-top="0cm" fo:margin-bottom="0.164cm" style:contextual-spacing="false" style:line-height-at-least="0.176cm"/>
      <style:text-properties fo:color="#000000" loext:opacity="100%"/>
    </style:style>
    <style:style style:name="P27" style:family="paragraph" style:parent-style-name="Standard">
      <style:paragraph-properties fo:margin-top="0cm" fo:margin-bottom="0.164cm" style:contextual-spacing="false" style:line-height-at-least="0.176cm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P28" style:family="paragraph" style:parent-style-name="No_20_Spacing">
      <style:text-properties fo:color="#000000" loext:opacity="100%" style:language-asian="en" style:country-asian="GB"/>
    </style:style>
    <style:style style:name="P29" style:family="paragraph" style:parent-style-name="Standard">
      <style:paragraph-properties fo:margin-top="0cm" fo:margin-bottom="0.005cm" style:contextual-spacing="false" style:line-height-at-least="0.176cm"/>
      <style:text-properties fo:color="#424242" loext:opacity="100%" style:font-name="Calibri Light" style:font-name-asian="Times New Roman" style:language-asian="en" style:country-asian="GB" style:font-name-complex="Calibri Light"/>
    </style:style>
    <style:style style:name="P30" style:family="paragraph" style:parent-style-name="Standard">
      <style:paragraph-properties fo:margin-top="0cm" fo:margin-bottom="0.138cm" style:contextual-spacing="false" style:line-height-at-least="0.176cm"/>
      <style:text-properties fo:color="#07828c" loext:opacity="100%" style:font-name="Calibri Light" style:font-name-asian="Times New Roman" style:language-asian="en" style:country-asian="GB" style:font-name-complex="Calibri Light"/>
    </style:style>
    <style:style style:name="P31" style:family="paragraph" style:parent-style-name="Standard">
      <style:paragraph-properties style:line-height-at-least="0.176cm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T1" style:family="text">
      <style:text-properties officeooo:rsid="001c1b99"/>
    </style:style>
    <style:style style:name="T2" style:family="text">
      <style:text-properties officeooo:rsid="001dbd95"/>
    </style:style>
    <style:style style:name="T3" style:family="text">
      <style:text-properties officeooo:rsid="001df751"/>
    </style:style>
    <style:style style:name="T4" style:family="text">
      <style:text-properties style:font-name="Calibri Light" style:font-name-complex="Calibri Light"/>
    </style:style>
    <style:style style:name="T5" style:family="text">
      <style:text-properties officeooo:rsid="00328cc8"/>
    </style:style>
    <style:style style:name="T6" style:family="text">
      <style:text-properties officeooo:rsid="003466e8"/>
    </style:style>
    <style:style style:name="T7" style:family="text">
      <style:text-properties officeooo:rsid="003183aa"/>
    </style:style>
    <style:style style:name="T8" style:family="text">
      <style:text-properties officeooo:rsid="002fcb49"/>
    </style:style>
    <style:style style:name="T9" style:family="text">
      <style:text-properties officeooo:rsid="001e540f"/>
    </style:style>
    <style:style style:name="T10" style:family="text">
      <style:text-properties style:font-name="Calibri Light" style:language-asian="en" style:country-asian="GB" style:font-name-complex="Calibri Light"/>
    </style:style>
    <style:style style:name="T11" style:family="text">
      <style:text-properties style:use-window-font-color="true" loext:opacity="0%"/>
    </style:style>
    <style:style style:name="T12" style:family="text">
      <style:text-properties style:font-name="Calibri Light" style:font-name-asian="Calibri Light" style:language-asian="en" style:country-asian="GB" style:font-name-complex="Calibri Light"/>
    </style:style>
    <style:style style:name="T13" style:family="text">
      <style:text-properties style:font-name="Calibri Light" fo:background-color="transparent" loext:char-shading-value="0" style:font-name-asian="Calibri Light" style:language-asian="en" style:country-asian="GB" style:font-name-complex="Calibri Light"/>
    </style:style>
    <style:style style:name="T14" style:family="text">
      <style:text-properties style:font-name="Calibri Light" officeooo:rsid="00244933" fo:background-color="transparent" loext:char-shading-value="0" style:font-name-asian="Calibri Light" style:language-asian="en" style:country-asian="GB" style:font-name-complex="Calibri Light"/>
    </style:style>
    <style:style style:name="T15" style:family="text">
      <style:text-properties style:font-name="Calibri Light" officeooo:rsid="001e540f" style:language-asian="en" style:country-asian="GB" style:font-name-complex="Calibri Light"/>
    </style:style>
    <style:style style:name="T16" style:family="text">
      <style:text-properties style:font-name="Calibri Light" officeooo:rsid="001df751" style:language-asian="en" style:country-asian="GB" style:font-name-complex="Calibri Light"/>
    </style:style>
    <style:style style:name="T17" style:family="text">
      <style:text-properties fo:color="#07828c" loext:opacity="100%" style:font-name="Calibri Light" style:font-name-asian="Times New Roman" style:language-asian="en" style:country-asian="GB" style:font-name-complex="Calibri Light"/>
    </style:style>
    <style:style style:name="T18" style:family="text">
      <style:text-properties fo:color="#000000" loext:opacity="100%" style:font-name="Calibri Light" style:font-name-asian="Times New Roman" style:language-asian="en" style:country-asian="GB" style:font-name-complex="Calibri L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nno</text:span> Kramer</text:p>
      <text:p text:style-name="P2">Birchington, Kent | mennockramer@gmail.com | github.com/mennockramer</text:p>
      <text:p text:style-name="P3"><text:span text:style-name="T2">l</text:span>inkedin.com/in/mennockramer</text:p>
      <text:p text:style-name="P4"/>
      <text:p text:style-name="P5"/>
      <text:p text:style-name="P6"><text:span text:style-name="T3">Pe</text:span><text:span text:style-name="T4">rsonal Profile </text:span></text:p>
      <text:p text:style-name="P7"><text:span text:style-name="T5">I am a r</text:span>eliable and motivated individual with strong problem-solving skills and a willingness to learn. <text:span text:style-name="T5">I have proven ability to work to complex and detailed requirements, </text:span><text:span text:style-name="T6">and to think outside the box as needed.</text:span><text:span text:style-name="T5">I enjoy finding or making solutions to difficult problems, especially when that benefits others.</text:span>I am looking for a role where I can continue to flourish and expand my skill set.</text:p>
      <text:p text:style-name="P8">KEY SKILLS</text:p>
      <text:list text:style-name="WW8Num2">
        <text:list-item>
          <text:p text:style-name="P9">Problem solver and application of solutions in a live environment</text:p>
        </text:list-item>
        <text:list-item>
          <text:p text:style-name="P10">Programming <text:span text:style-name="T7">and general computer skills</text:span></text:p>
        </text:list-item>
        <text:list-item>
          <text:p text:style-name="P11">Time management (prioritisation and estimation of work) </text:p>
        </text:list-item>
        <text:list-item>
          <text:p text:style-name="P11">Customer support <text:span text:style-name="T8">(account management and hardware)</text:span></text:p>
        </text:list-item>
      </text:list>
      <text:p text:style-name="P12"/>
      <text:p text:style-name="P13">EMPLOYMENT <text:s/> </text:p>
      <text:p text:style-name="P14">October 2023 – <text:s/>Present</text:p>
      <text:list text:continue-numbering="true" text:style-name="WW8Num2">
        <text:list-item>
          <text:p text:style-name="P15">Career break</text:p>
        </text:list-item>
        <text:list-item>
          <text:p text:style-name="P15"><text:span text:style-name="T9">Volunteered as tech support</text:span> <text:span text:style-name="T9">locally </text:span>as well as working on personal projects</text:p>
        </text:list-item>
        <text:list-item>
          <text:p text:style-name="P15">Sought employment in my field <text:s/></text:p>
        </text:list-item>
      </text:list>
      <text:p text:style-name="P16"/>
      <text:p text:style-name="P14">Developer |Elysium Ltd. <text:s/><text:span text:style-name="T10"/></text:p>
      <text:p text:style-name="P17"><text:span text:style-name="T11">February 2022 – October 2023</text:span> </text:p>
      <text:list text:continue-numbering="true" text:style-name="WW8Num2">
        <text:list-item>
          <text:p text:style-name="P18" loext:marker-style-name="T10"><text:span text:style-name="T12"><text:s/></text:span><text:span text:style-name="T10">Ruby on Rails development across several clients</text:span></text:p>
        </text:list-item>
        <text:list-item>
          <text:p text:style-name="P19"><text:span text:style-name="T13"><text:s/></text:span><text:span text:style-name="T14">Led implementation of</text:span><text:span text:style-name="T10"> a modular questionnaire system</text:span></text:p>
        </text:list-item>
        <text:list-item>
          <text:p text:style-name="P19"><text:span text:style-name="T10"><text:s/></text:span><text:span text:style-name="T15">Continuous updates to various projects,</text:span><text:span text:style-name="T10"> including vulnerability audit</text:span><text:span text:style-name="T16">s</text:span></text:p>
        </text:list-item>
      </text:list>
      <text:p text:style-name="P20"/>
      <text:p text:style-name="P14">Online Manager |The Edge, Southampton University <text:span text:style-name="T5">Students’ Union</text:span> </text:p>
      <text:p text:style-name="P14">November 2019 – April 2021 <text:span text:style-name="T10"/></text:p>
      <text:list text:continue-numbering="true" text:style-name="WW8Num2">
        <text:list-item>
          <text:p text:style-name="P19"><text:span text:style-name="T12"><text:s/></text:span><text:span text:style-name="T10">Website maintenance and update, including a full overhaul of user registration</text:span></text:p>
        </text:list-item>
        <text:list-item>
          <text:p text:style-name="P19"><text:span text:style-name="T12"><text:s/></text:span><text:span text:style-name="T10">Implementation of a dark mode plugin, with custom CSS elements</text:span></text:p>
        </text:list-item>
        <text:list-item>
          <text:p text:style-name="P21">The Edge nominated for Best Website and Best Overall Digital Media in Student Publication Association Awards 2021</text:p>
        </text:list-item>
      </text:list>
      <text:p text:style-name="P20"/>
      <text:p text:style-name="P14">Intern |Cummins Power Generation <text:s/><text:span text:style-name="T10"/></text:p>
      <text:p text:style-name="P14">July 2015<text:span text:style-name="T10"/></text:p>
      <text:list text:continue-numbering="true" text:style-name="WW8Num2">
        <text:list-item>
          <text:p text:style-name="P19"><text:span text:style-name="T12"><text:s/></text:span><text:span text:style-name="T10">Pruning, transfer between database systems and organisation of documents</text:span></text:p>
        </text:list-item>
        <text:list-item>
          <text:p text:style-name="P19"><text:span text:style-name="T12"><text:s text:c="2"/></text:span><text:span text:style-name="T10">Assisted in creation of an Issue and Solution Tool in a stand-alone program</text:span></text:p>
        </text:list-item>
      </text:list>
      <text:p text:style-name="P22"><text:soft-page-break/><text:tab/><text:tab/><text:span text:style-name="T17"/></text:p>
      <text:p text:style-name="P13">EDUCATION  <text:span text:style-name="T10"/></text:p>
      <text:p text:style-name="P23">BSc Computer Science, University of Southampton| September 2018 – July 2021<text:span text:style-name="T10"/></text:p>
      <text:p text:style-name="P23">2:1 / Second Class Honours (Upper Division)<text:span text:style-name="T10"/></text:p>
      <text:p text:style-name="P23">Dissertation: Cross Platform Barcode Reading-based Shopping List <text:span text:style-name="T10"/></text:p>
      <text:p text:style-name="P23">Notable Modules: <text:s/>Advanced Computer Networks, Security of Cyber Physical Systems, Engineering Management and Law, Computer Vision, Game Design and Development, Computer Systems II (Embedded Systems)<text:span text:style-name="T10"/></text:p>
      <text:p text:style-name="P23"/>
      <text:p text:style-name="P23">A Levels| 2016 – 2018</text:p>
      <text:p text:style-name="P24"/>
      <text:p text:style-name="P23">Physics – A<text:span text:style-name="T10"/></text:p>
      <text:p text:style-name="P23">Chemistry – B<text:span text:style-name="T10"/></text:p>
      <text:p text:style-name="P23">Computer Science – B<text:span text:style-name="T10"/></text:p>
      <text:p text:style-name="P23">Maths – A<text:span text:style-name="T10"/></text:p>
      <text:p text:style-name="P23">Further Maths – D</text:p>
      <text:p text:style-name="P24"/>
      <text:p text:style-name="P23">GCSEs| 2014 – 2016<text:span text:style-name="T10"/></text:p>
      <text:p text:style-name="P23">3 A*<text:span text:style-name="T10"/></text:p>
      <text:p text:style-name="P23">5 A<text:span text:style-name="T10"/></text:p>
      <text:p text:style-name="P23">2 C</text:p>
      <text:p text:style-name="No_20_Spacing"/>
      <text:p text:style-name="P13">PERSONAL PROJECTS<text:span text:style-name="T18"/></text:p>
      <text:p text:style-name="P25">Subc<text:span text:style-name="T1">l</text:span>assCommands <text:span text:style-name="T2">(2025)</text:span></text:p>
      <text:p text:style-name="P25"><text:span text:style-name="T1">Python script </text:span>to match the colours of external lighting elements to a<text:span text:style-name="T1"> game element readable from its API</text:span></text:p>
      <text:p text:style-name="P26"/>
      <text:p text:style-name="P27">Restiny <text:span text:style-name="T2">(2024)</text:span></text:p>
      <text:p text:style-name="P27">API <text:span text:style-name="T1">Wrapper</text:span> for game Destiny 2 written in Ruby, removing the need for manual request construction</text:p>
      <text:p text:style-name="P26"/>
      <text:p text:style-name="P25">DestinyCalendar <text:span text:style-name="T2">(2023)</text:span></text:p>
      <text:p text:style-name="P25">A graphical representation of activities within game Destiny 2, drawing from the game’<text:span text:style-name="T1">s</text:span> API</text:p>
      <text:p text:style-name="P26"/>
      <text:p text:style-name="P27">MQTTHardwareInfo <text:span text:style-name="T2">(2022)</text:span></text:p>
      <text:p text:style-name="P27"><text:span text:style-name="T1">Python</text:span> script to provide computer diagnostics and information <text:span text:style-name="T1">via</text:span> <text:span text:style-name="T1">Libre</text:span>HardwareMonitor <text:span text:style-name="T1">over MQTT</text:span></text:p>
      <text:p text:style-name="P26"/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LANGU<text:span text:style-name="T1">A</text:span>GES </text:p>
            <text:p text:style-name="P29">English<text:span text:style-name="T17"/></text:p>
            <text:p text:style-name="P13"/>
          </table:table-cell>
          <table:table-cell table:style-name="Table1.A1" office:value-type="string">
            <text:p text:style-name="P30">References <text:span text:style-name="T18"/></text:p>
            <text:p text:style-name="P31">Available on request <text:span text:style-name="T17"/></text:p>
            <text:p text:style-name="P13"/>
          </table:table-cell>
        </table:table-row>
      </table:table>
      <text:p text:style-name="P13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.282cm" style:contextual-spacing="false" fo:line-height="107%" fo:orphans="2" fo:widows="2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font-name-asian="SimSun" style:font-family-asian="SimSun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list-style-name="">
      <style:paragraph-properties fo:margin-left="0cm" fo:margin-right="0cm" fo:margin-top="0cm" fo:margin-bottom="0cm" style:contextual-spacing="false" style:line-height-at-least="0.176cm" fo:orphans="2" fo:widows="2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font-name-asian="SimSun" style:font-family-asian="SimSun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 loext:opacity="100%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alibri" style:font-family-complex="Calibri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lizabeth Priestman</meta:initial-creator>
    <meta:creation-date>2024-01-08T11:57:00</meta:creation-date>
    <dc:date>2026-03-05T20:46:23.565765000</dc:date>
    <meta:print-date>2024-01-08T11:56:00</meta:print-date>
    <meta:editing-cycles>14</meta:editing-cycles>
    <meta:editing-duration>PT15H50M23S</meta:editing-duration>
    <meta:generator>LibreOffice/25.2.7.2$Windows_X86_64 LibreOffice_project/5cbfd1ab6520636bb5f7b99185aa69bd7456825d</meta:generator>
    <meta:document-statistic meta:table-count="1" meta:image-count="0" meta:object-count="0" meta:page-count="2" meta:paragraph-count="58" meta:word-count="401" meta:character-count="2718" meta:non-whitespace-character-count="23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